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16ff" officeooo:paragraph-rsid="000316ff"/>
    </style:style>
    <style:style style:name="P2" style:family="paragraph" style:parent-style-name="Standard">
      <style:text-properties officeooo:rsid="000316ff" officeooo:paragraph-rsid="001c6230"/>
    </style:style>
    <style:style style:name="P3" style:family="paragraph" style:parent-style-name="Standard">
      <style:text-properties officeooo:rsid="0005b2bc" officeooo:paragraph-rsid="0005b2bc"/>
    </style:style>
    <style:style style:name="P4" style:family="paragraph" style:parent-style-name="Standard">
      <style:text-properties fo:font-size="22pt" style:text-underline-style="solid" style:text-underline-width="auto" style:text-underline-color="font-color" fo:font-weight="bold" officeooo:rsid="000316ff" officeooo:paragraph-rsid="000316ff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6pt" fo:font-weight="bold" officeooo:rsid="0007f891" officeooo:paragraph-rsid="0007f89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9pt" style:text-underline-style="none" fo:font-weight="normal" officeooo:rsid="0013844c" officeooo:paragraph-rsid="0013844c" style:font-size-asian="7.84999990463257pt" style:font-weight-asian="normal" style:font-size-complex="9pt" style:font-weight-complex="normal"/>
    </style:style>
    <style:style style:name="P7" style:family="paragraph" style:parent-style-name="Standard">
      <style:text-properties fo:font-size="9pt" fo:font-style="italic" style:text-underline-style="none" fo:font-weight="normal" officeooo:rsid="0013844c" officeooo:paragraph-rsid="0013844c" style:font-size-asian="7.84999990463257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text-properties officeooo:paragraph-rsid="001c6230"/>
    </style:style>
    <style:style style:name="P9" style:family="paragraph" style:parent-style-name="Standard">
      <style:text-properties officeooo:paragraph-rsid="001ef8c5"/>
    </style:style>
    <style:style style:name="P10" style:family="paragraph" style:parent-style-name="Standard">
      <style:text-properties officeooo:rsid="0021b6c0" officeooo:paragraph-rsid="001ef8c5"/>
    </style:style>
    <style:style style:name="P11" style:family="paragraph" style:parent-style-name="Standard">
      <style:text-properties officeooo:rsid="0021b6c0" officeooo:paragraph-rsid="00242507"/>
    </style:style>
    <style:style style:name="P12" style:family="paragraph" style:parent-style-name="Standard" style:list-style-name="L1">
      <style:text-properties officeooo:paragraph-rsid="001c6230"/>
    </style:style>
    <style:style style:name="P13" style:family="paragraph" style:parent-style-name="Standard" style:list-style-name="L1">
      <style:text-properties officeooo:paragraph-rsid="003b6c30"/>
    </style:style>
    <style:style style:name="P14" style:family="paragraph" style:parent-style-name="Standard" style:list-style-name="L2">
      <style:text-properties officeooo:rsid="001c6230" officeooo:paragraph-rsid="001c6230"/>
    </style:style>
    <style:style style:name="P15" style:family="paragraph" style:parent-style-name="Standard" style:list-style-name="L3">
      <style:text-properties officeooo:rsid="001c6230" officeooo:paragraph-rsid="001c6230"/>
    </style:style>
    <style:style style:name="P16" style:family="paragraph" style:parent-style-name="Standard" style:list-style-name="L5">
      <style:text-properties officeooo:rsid="001c6230" officeooo:paragraph-rsid="001c6230"/>
    </style:style>
    <style:style style:name="P17" style:family="paragraph" style:parent-style-name="Standard" style:list-style-name="L5">
      <style:text-properties officeooo:rsid="001c6230" officeooo:paragraph-rsid="001db28c"/>
    </style:style>
    <style:style style:name="P18" style:family="paragraph" style:parent-style-name="Standard" style:list-style-name="L5">
      <style:text-properties officeooo:rsid="001c6230" officeooo:paragraph-rsid="001ef8c5"/>
    </style:style>
    <style:style style:name="P19" style:family="paragraph" style:parent-style-name="Standard" style:list-style-name="L7">
      <style:text-properties officeooo:rsid="001c6230" officeooo:paragraph-rsid="001ef8c5"/>
    </style:style>
    <style:style style:name="P20" style:family="paragraph" style:parent-style-name="Standard" style:list-style-name="L7">
      <style:text-properties officeooo:rsid="001c6230" officeooo:paragraph-rsid="0020f676"/>
    </style:style>
    <style:style style:name="P21" style:family="paragraph" style:parent-style-name="Standard" style:list-style-name="L8">
      <style:text-properties officeooo:rsid="001c6230" officeooo:paragraph-rsid="0021b6c0"/>
    </style:style>
    <style:style style:name="P22" style:family="paragraph" style:parent-style-name="Standard" style:list-style-name="L9">
      <style:text-properties officeooo:rsid="001c6230" officeooo:paragraph-rsid="00242507"/>
    </style:style>
    <style:style style:name="P23" style:family="paragraph" style:parent-style-name="Standard" style:list-style-name="L10">
      <style:text-properties officeooo:rsid="001c6230" officeooo:paragraph-rsid="0032ec44"/>
    </style:style>
    <style:style style:name="P24" style:family="paragraph" style:parent-style-name="Standard" style:list-style-name="L11">
      <style:text-properties officeooo:rsid="001c6230" officeooo:paragraph-rsid="0032ec44"/>
    </style:style>
    <style:style style:name="P25" style:family="paragraph" style:parent-style-name="Standard" style:list-style-name="L12">
      <style:text-properties officeooo:rsid="001c6230" officeooo:paragraph-rsid="003b6c30"/>
    </style:style>
    <style:style style:name="P26" style:family="paragraph" style:parent-style-name="Standard" style:list-style-name="L13">
      <style:text-properties officeooo:rsid="001c6230" officeooo:paragraph-rsid="003b6c30"/>
    </style:style>
    <style:style style:name="P27" style:family="paragraph" style:parent-style-name="Standard" style:list-style-name="L15">
      <style:text-properties officeooo:rsid="001c6230" officeooo:paragraph-rsid="003b6c30"/>
    </style:style>
    <style:style style:name="P28" style:family="paragraph" style:parent-style-name="Standard" style:list-style-name="L17">
      <style:text-properties officeooo:rsid="001c6230" officeooo:paragraph-rsid="003b6c30"/>
    </style:style>
    <style:style style:name="P29" style:family="paragraph" style:parent-style-name="Standard" style:list-style-name="L18">
      <style:text-properties officeooo:rsid="001c6230" officeooo:paragraph-rsid="003b6c30"/>
    </style:style>
    <style:style style:name="P30" style:family="paragraph" style:parent-style-name="Standard" style:list-style-name="L18">
      <style:text-properties officeooo:rsid="001c6230" officeooo:paragraph-rsid="0041023c"/>
    </style:style>
    <style:style style:name="P31" style:family="paragraph" style:parent-style-name="Standard" style:list-style-name="L19">
      <style:text-properties officeooo:rsid="001c6230" officeooo:paragraph-rsid="003b6c30"/>
    </style:style>
    <style:style style:name="P32" style:family="paragraph" style:parent-style-name="Standard" style:list-style-name="L20">
      <style:text-properties officeooo:rsid="001c6230" officeooo:paragraph-rsid="003b6c30"/>
    </style:style>
    <style:style style:name="P33" style:family="paragraph" style:parent-style-name="Standard" style:list-style-name="L21">
      <style:text-properties officeooo:rsid="001c6230" officeooo:paragraph-rsid="003b6c30"/>
    </style:style>
    <style:style style:name="P34" style:family="paragraph" style:parent-style-name="Standard" style:list-style-name="L4">
      <style:text-properties officeooo:paragraph-rsid="001ef8c5"/>
    </style:style>
    <style:style style:name="P35" style:family="paragraph" style:parent-style-name="Standard" style:list-style-name="L4">
      <style:text-properties officeooo:paragraph-rsid="0032ec44"/>
    </style:style>
    <style:style style:name="P36" style:family="paragraph" style:parent-style-name="Standard" style:list-style-name="L5">
      <style:text-properties officeooo:rsid="001d80e4" officeooo:paragraph-rsid="001d80e4"/>
    </style:style>
    <style:style style:name="P37" style:family="paragraph" style:parent-style-name="Standard" style:list-style-name="L11">
      <style:text-properties officeooo:rsid="001d80e4" officeooo:paragraph-rsid="0032ec44"/>
    </style:style>
    <style:style style:name="P38" style:family="paragraph" style:parent-style-name="Standard" style:list-style-name="L21">
      <style:text-properties officeooo:rsid="001d80e4" officeooo:paragraph-rsid="003b6c30"/>
    </style:style>
    <style:style style:name="P39" style:family="paragraph" style:parent-style-name="Standard" style:list-style-name="L6">
      <style:text-properties officeooo:paragraph-rsid="001ef8c5"/>
    </style:style>
    <style:style style:name="P40" style:family="paragraph" style:parent-style-name="Standard" style:list-style-name="L6">
      <style:text-properties officeooo:paragraph-rsid="0021b6c0"/>
    </style:style>
    <style:style style:name="P41" style:family="paragraph" style:parent-style-name="Standard" style:list-style-name="L6">
      <style:text-properties officeooo:paragraph-rsid="00246db8"/>
    </style:style>
    <style:style style:name="P42" style:family="paragraph" style:parent-style-name="Standard" style:list-style-name="L6">
      <style:text-properties officeooo:rsid="001ef8c5" officeooo:paragraph-rsid="001ef8c5"/>
    </style:style>
    <style:style style:name="P43" style:family="paragraph" style:parent-style-name="Standard" style:list-style-name="L5">
      <style:text-properties officeooo:rsid="001ef8c5" officeooo:paragraph-rsid="001ef8c5"/>
    </style:style>
    <style:style style:name="P44" style:family="paragraph" style:parent-style-name="Standard" style:list-style-name="L7">
      <style:text-properties officeooo:rsid="001ef8c5" officeooo:paragraph-rsid="001ef8c5"/>
    </style:style>
    <style:style style:name="P45" style:family="paragraph" style:parent-style-name="Standard" style:list-style-name="L8">
      <style:text-properties officeooo:rsid="001ef8c5" officeooo:paragraph-rsid="00238198"/>
    </style:style>
    <style:style style:name="P46" style:family="paragraph" style:parent-style-name="Standard" style:list-style-name="L9">
      <style:text-properties officeooo:rsid="001ef8c5" officeooo:paragraph-rsid="00242507"/>
    </style:style>
    <style:style style:name="P47" style:family="paragraph" style:parent-style-name="Standard" style:list-style-name="L16">
      <style:text-properties officeooo:rsid="001ef8c5" officeooo:paragraph-rsid="003b6c30"/>
    </style:style>
    <style:style style:name="P48" style:family="paragraph" style:parent-style-name="Standard" style:list-style-name="L5">
      <style:text-properties officeooo:rsid="002e809b" officeooo:paragraph-rsid="002e809b"/>
    </style:style>
    <style:style style:name="P49" style:family="paragraph" style:parent-style-name="Standard" style:list-style-name="L15">
      <style:text-properties officeooo:rsid="002e809b" officeooo:paragraph-rsid="003b6c30"/>
    </style:style>
    <style:style style:name="P50" style:family="paragraph" style:parent-style-name="Standard" style:list-style-name="L8">
      <style:text-properties officeooo:rsid="0022a437" officeooo:paragraph-rsid="0022a437"/>
    </style:style>
    <style:style style:name="P51" style:family="paragraph" style:parent-style-name="Standard" style:list-style-name="L9">
      <style:text-properties officeooo:rsid="0022a437" officeooo:paragraph-rsid="00242507"/>
    </style:style>
    <style:style style:name="P52" style:family="paragraph" style:parent-style-name="Standard" style:list-style-name="L19">
      <style:text-properties officeooo:rsid="0022a437" officeooo:paragraph-rsid="003b6c30"/>
    </style:style>
    <style:style style:name="P53" style:family="paragraph" style:parent-style-name="Standard" style:list-style-name="L9">
      <style:text-properties officeooo:rsid="0027a3af" officeooo:paragraph-rsid="0027a3af"/>
    </style:style>
    <style:style style:name="P54" style:family="paragraph" style:parent-style-name="Standard" style:list-style-name="L19">
      <style:text-properties officeooo:rsid="0027a3af" officeooo:paragraph-rsid="003b6c30"/>
    </style:style>
    <style:style style:name="P55" style:family="paragraph" style:parent-style-name="Standard">
      <style:text-properties officeooo:paragraph-rsid="0032ec44"/>
    </style:style>
    <style:style style:name="P56" style:family="paragraph" style:parent-style-name="Standard" style:list-style-name="L11">
      <style:text-properties officeooo:rsid="00368155" officeooo:paragraph-rsid="00368155"/>
    </style:style>
    <style:style style:name="P57" style:family="paragraph" style:parent-style-name="Standard" style:list-style-name="L21">
      <style:text-properties officeooo:rsid="00368155" officeooo:paragraph-rsid="003b6c30"/>
    </style:style>
    <style:style style:name="P58" style:family="paragraph" style:parent-style-name="Standard">
      <style:text-properties officeooo:rsid="000b5c2c" officeooo:paragraph-rsid="000316ff"/>
    </style:style>
    <style:style style:name="P59" style:family="paragraph" style:parent-style-name="Standard">
      <style:text-properties officeooo:rsid="000316ff" officeooo:paragraph-rsid="003b6c30"/>
    </style:style>
    <style:style style:name="P60" style:family="paragraph" style:parent-style-name="Standard">
      <style:text-properties officeooo:rsid="0005b2bc" officeooo:paragraph-rsid="003b6c30"/>
    </style:style>
    <style:style style:name="P61" style:family="paragraph" style:parent-style-name="Standard">
      <style:text-properties officeooo:rsid="0021b6c0" officeooo:paragraph-rsid="003b6c30"/>
    </style:style>
    <style:style style:name="P62" style:family="paragraph" style:parent-style-name="Standard" style:list-style-name="L14">
      <style:text-properties officeooo:paragraph-rsid="003b6c30"/>
    </style:style>
    <style:style style:name="P63" style:family="paragraph" style:parent-style-name="Standard" style:list-style-name="L16">
      <style:text-properties officeooo:paragraph-rsid="003b6c30"/>
    </style:style>
    <style:style style:name="P64" style:family="paragraph" style:parent-style-name="Standard">
      <style:text-properties officeooo:paragraph-rsid="003b6c30"/>
    </style:style>
    <style:style style:name="P65" style:family="paragraph" style:parent-style-name="Standard" style:list-style-name="L13">
      <style:text-properties officeooo:rsid="003d2f47" officeooo:paragraph-rsid="003d2f47"/>
    </style:style>
    <style:style style:name="P66" style:family="paragraph" style:parent-style-name="Standard" style:list-style-name="L15">
      <style:text-properties officeooo:rsid="003e37f7" officeooo:paragraph-rsid="003e37f7"/>
    </style:style>
    <style:style style:name="P67" style:family="paragraph" style:parent-style-name="Standard" style:list-style-name="L17">
      <style:text-properties officeooo:rsid="003fc3c3" officeooo:paragraph-rsid="003fc3c3"/>
    </style:style>
    <style:style style:name="P68" style:family="paragraph" style:parent-style-name="Standard" style:list-style-name="L17">
      <style:text-properties officeooo:rsid="004033f9" officeooo:paragraph-rsid="004033f9"/>
    </style:style>
    <style:style style:name="P69" style:family="paragraph" style:parent-style-name="Standard" style:list-style-name="L18">
      <style:text-properties officeooo:rsid="0042bb2a" officeooo:paragraph-rsid="0042bb2a"/>
    </style:style>
    <style:style style:name="P70" style:family="paragraph" style:parent-style-name="Standard" style:list-style-name="L21">
      <style:text-properties officeooo:rsid="00458600" officeooo:paragraph-rsid="00458600"/>
    </style:style>
    <style:style style:name="T1" style:family="text">
      <style:text-properties officeooo:rsid="000316ff"/>
    </style:style>
    <style:style style:name="T2" style:family="text">
      <style:text-properties officeooo:rsid="00114e42"/>
    </style:style>
    <style:style style:name="T3" style:family="text">
      <style:text-properties officeooo:rsid="00182898"/>
    </style:style>
    <style:style style:name="T4" style:family="text">
      <style:text-properties officeooo:rsid="0019fa4f"/>
    </style:style>
    <style:style style:name="T5" style:family="text">
      <style:text-properties officeooo:rsid="001a0ebe"/>
    </style:style>
    <style:style style:name="T6" style:family="text">
      <style:text-properties officeooo:rsid="001c0b20"/>
    </style:style>
    <style:style style:name="T7" style:family="text">
      <style:text-properties officeooo:rsid="001c6230"/>
    </style:style>
    <style:style style:name="T8" style:family="text">
      <style:text-properties officeooo:rsid="001e30e8"/>
    </style:style>
    <style:style style:name="T9" style:family="text">
      <style:text-properties officeooo:rsid="001ef8c5"/>
    </style:style>
    <style:style style:name="T10" style:family="text">
      <style:text-properties officeooo:rsid="001f152b"/>
    </style:style>
    <style:style style:name="T11" style:family="text">
      <style:text-properties officeooo:rsid="0021b6c0"/>
    </style:style>
    <style:style style:name="T12" style:family="text">
      <style:text-properties officeooo:rsid="0021c10b"/>
    </style:style>
    <style:style style:name="T13" style:family="text">
      <style:text-properties officeooo:rsid="0022a437"/>
    </style:style>
    <style:style style:name="T14" style:family="text">
      <style:text-properties officeooo:rsid="00238198"/>
    </style:style>
    <style:style style:name="T15" style:family="text">
      <style:text-properties officeooo:rsid="00242507"/>
    </style:style>
    <style:style style:name="T16" style:family="text">
      <style:text-properties officeooo:rsid="0025d19a"/>
    </style:style>
    <style:style style:name="T17" style:family="text">
      <style:text-properties officeooo:rsid="00287d97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3b6c30" style:font-size-asian="14pt" style:font-weight-asian="bold" style:font-size-complex="14pt" style:font-weight-complex="bold"/>
    </style:style>
    <style:style style:name="T20" style:family="text">
      <style:text-properties officeooo:rsid="002fe96c"/>
    </style:style>
    <style:style style:name="T21" style:family="text">
      <style:text-properties officeooo:rsid="0031e0da"/>
    </style:style>
    <style:style style:name="T22" style:family="text">
      <style:text-properties officeooo:rsid="0032589e"/>
    </style:style>
    <style:style style:name="T23" style:family="text">
      <style:text-properties officeooo:rsid="0032a5cd"/>
    </style:style>
    <style:style style:name="T24" style:family="text">
      <style:text-properties officeooo:rsid="0032ec44"/>
    </style:style>
    <style:style style:name="T25" style:family="text">
      <style:text-properties officeooo:rsid="0034e9a4"/>
    </style:style>
    <style:style style:name="T26" style:family="text">
      <style:text-properties officeooo:rsid="0035ff80"/>
    </style:style>
    <style:style style:name="T27" style:family="text">
      <style:text-properties officeooo:rsid="001d80e4"/>
    </style:style>
    <style:style style:name="T28" style:family="text">
      <style:text-properties officeooo:rsid="00388032"/>
    </style:style>
    <style:style style:name="T29" style:family="text">
      <style:text-properties officeooo:rsid="003a464f"/>
    </style:style>
    <style:style style:name="T30" style:family="text">
      <style:text-properties officeooo:rsid="003c0def"/>
    </style:style>
    <style:style style:name="T31" style:family="text">
      <style:text-properties officeooo:rsid="003e37f7"/>
    </style:style>
    <style:style style:name="T32" style:family="text">
      <style:text-properties officeooo:rsid="003e53ef"/>
    </style:style>
    <style:style style:name="T33" style:family="text">
      <style:text-properties officeooo:rsid="003e91e8"/>
    </style:style>
    <style:style style:name="T34" style:family="text">
      <style:text-properties officeooo:rsid="0041023c"/>
    </style:style>
    <style:style style:name="T35" style:family="text">
      <style:text-properties officeooo:rsid="00433636"/>
    </style:style>
    <style:style style:name="T36" style:family="text">
      <style:text-properties officeooo:rsid="00434860"/>
    </style:style>
    <style:style style:name="T37" style:family="text">
      <style:text-properties officeooo:rsid="0044ef84"/>
    </style:style>
    <style:style style:name="T38" style:family="text">
      <style:text-properties officeooo:rsid="0046f6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yse partitionnelle :</text:p>
      <text:p text:style-name="P6"/>
      <text:p text:style-name="P7">Marin BONSERGENT – Dernière MAJ le <text:span text:style-name="T3">09</text:span>/0<text:span text:style-name="T3">6</text:span></text:p>
      <text:p text:style-name="P4"/>
      <text:p text:style-name="P1"/>
      <text:p text:style-name="P5">Folder :</text:p>
      <text:p text:style-name="P1"/>
      <text:p text:style-name="P1"><text:span text:style-name="T18">Folder_deleteOldestCarto() :</text:span> void</text:p>
      <text:p text:style-name="P3">Doit supprimer l<text:span text:style-name="T4">es </text:span><text:span text:style-name="T5">2</text:span> carto<text:span text:style-name="T4">s</text:span> l<text:span text:style-name="T4">es</text:span> plus ancienne<text:span text:style-name="T4">s</text:span> (l<text:span text:style-name="T4">es </text:span><text:span text:style-name="T5">2</text:span> carto<text:span text:style-name="T4">s</text:span> <text:span text:style-name="T2">avec</text:span> l<text:span text:style-name="T4">es </text:span>id le<text:span text:style-name="T4">s</text:span> plus petit<text:span text:style-name="T4">s</text:span>). <text:span text:style-name="T6">Cela équivaut à supprimer la carto traitée et la carto brute associée (les 2 ont le même identifiant). </text:span><text:span text:style-name="T20">Dans tous les cas testés, le programme ne doit pas s’arrêter brutalement </text:span><text:span text:style-name="T21">mais au</text:span><text:span text:style-name="T22">x</text:span><text:span text:style-name="T21"> moment</text:span><text:span text:style-name="T23">s</text:span><text:span text:style-name="T21"> prévus.</text:span></text:p>
      <text:p text:style-name="P3"/>
      <text:list xml:id="list1867041737" text:style-name="L1">
        <text:list-item>
          <text:p text:style-name="P12"><text:span text:style-name="T8">TEST 1 : </text:span><text:span text:style-name="T7">Scénario idéal : Avoir plusieurs cartos dans le format standard :</text:span></text:p>
        </text:list-item>
      </text:list>
      <text:list xml:id="list513674160" text:style-name="L2">
        <text:list-item>
          <text:p text:style-name="P14">Données de tests :</text:p>
        </text:list-item>
      </text:list>
      <text:list xml:id="list1541404064" text:style-name="L3">
        <text:list-item>
          <text:list>
            <text:list-item>
              <text:p text:style-name="P15">1-raw.bmp</text:p>
            </text:list-item>
            <text:list-item>
              <text:p text:style-name="P15">1-cuisine.bmp</text:p>
            </text:list-item>
            <text:list-item>
              <text:p text:style-name="P15">2-raw.bmp</text:p>
            </text:list-item>
            <text:list-item>
              <text:p text:style-name="P15">2-salon.bmp</text:p>
            </text:list-item>
          </text:list>
        </text:list-item>
        <text:list-item>
          <text:p text:style-name="P15">Résultat attendus :</text:p>
          <text:list>
            <text:list-item>
              <text:p text:style-name="P15">Suppression de 1-raw.bmp et de 1-cuisine.bmp</text:p>
            </text:list-item>
          </text:list>
        </text:list-item>
      </text:list>
      <text:p text:style-name="P9"/>
      <text:list xml:id="list4183390085" text:style-name="L4">
        <text:list-item>
          <text:p text:style-name="P34"><text:span text:style-name="T9">TEST 2 : </text:span><text:span text:style-name="T7">Avoir des cartos et des fichiers qui ne commencent pas par un nombre</text:span></text:p>
        </text:list-item>
      </text:list>
      <text:list xml:id="list111648124765519" text:continue-list="list513674160" text:style-name="L2">
        <text:list-item>
          <text:p text:style-name="P14">Données de tests :</text:p>
        </text:list-item>
      </text:list>
      <text:list xml:id="list1172750241" text:style-name="L5">
        <text:list-item>
          <text:list>
            <text:list-item>
              <text:p text:style-name="P16">1-raw.bmp</text:p>
            </text:list-item>
            <text:list-item>
              <text:p text:style-name="P16">1-cuisine.bmp</text:p>
            </text:list-item>
            <text:list-item>
              <text:p text:style-name="P17">2-raw.bmp</text:p>
            </text:list-item>
            <text:list-item>
              <text:p text:style-name="P17">2-salon.bmp</text:p>
            </text:list-item>
            <text:list-item>
              <text:p text:style-name="P36">fichier-autre.txt</text:p>
            </text:list-item>
            <text:list-item>
              <text:p text:style-name="P36">autre-fichier.txt</text:p>
            </text:list-item>
          </text:list>
        </text:list-item>
        <text:list-item>
          <text:p text:style-name="P16">Résultat attendus :</text:p>
          <text:list>
            <text:list-item>
              <text:p text:style-name="P16">Suppression de 1-raw.bmp et de 1-cuisine.bmp</text:p>
            </text:list-item>
          </text:list>
        </text:list-item>
      </text:list>
      <text:p text:style-name="P8"/>
      <text:list xml:id="list3528172363" text:style-name="L6">
        <text:list-item>
          <text:p text:style-name="P42">TEST 3 : Ne pas avoir de cartos</text:p>
        </text:list-item>
      </text:list>
      <text:list xml:id="list111648382715091" text:continue-list="list1172750241" text:style-name="L5">
        <text:list-item>
          <text:p text:style-name="P18">Données de tests :</text:p>
          <text:list>
            <text:list-item>
              <text:p text:style-name="P48">Dossier vide</text:p>
            </text:list-item>
          </text:list>
        </text:list-item>
        <text:list-item>
          <text:p text:style-name="P18">Résultat attendus :</text:p>
          <text:list>
            <text:list-item>
              <text:p text:style-name="P43">Pas de suppression</text:p>
            </text:list-item>
          </text:list>
        </text:list-item>
      </text:list>
      <text:p text:style-name="P9"/>
      <text:list xml:id="list111648386562934" text:continue-list="list3528172363" text:style-name="L6">
        <text:list-item>
          <text:p text:style-name="P39"><text:span text:style-name="T9">TEST 4 : Avoir 1 carto (cas impossible : </text:span><text:span text:style-name="T10">les cartos s’enregistrent par deux</text:span><text:span text:style-name="T9">)</text:span></text:p>
        </text:list-item>
      </text:list>
      <text:list xml:id="list252381645" text:style-name="L7">
        <text:list-item>
          <text:p text:style-name="P19">Données de tests :</text:p>
          <text:list>
            <text:list-item>
              <text:p text:style-name="P20">1-raw.bmp</text:p>
            </text:list-item>
          </text:list>
        </text:list-item>
        <text:list-item>
          <text:p text:style-name="P19">Résultat attendus :</text:p>
          <text:list>
            <text:list-item>
              <text:p text:style-name="P44"><text:span text:style-name="T11">S</text:span>uppression <text:span text:style-name="T11">de 1-raw.bmp</text:span></text:p>
            </text:list-item>
          </text:list>
        </text:list-item>
      </text:list>
      <text:p text:style-name="P10"/>
      <text:list xml:id="list111649122210309" text:continue-list="list111648386562934" text:style-name="L6">
        <text:list-item>
          <text:p text:style-name="P40"><text:span text:style-name="T9">TEST </text:span><text:span text:style-name="T15">5</text:span><text:span text:style-name="T9"> : Avoir </text:span><text:span text:style-name="T13">2</text:span><text:span text:style-name="T9"> carto</text:span><text:span text:style-name="T12">s</text:span></text:p>
        </text:list-item>
      </text:list>
      <text:list xml:id="list3846230147" text:style-name="L8">
        <text:list-item>
          <text:p text:style-name="P21">Données de tests :</text:p>
          <text:list>
            <text:list-item>
              <text:p text:style-name="P21">1-raw.bmp</text:p>
            </text:list-item>
            <text:list-item>
              <text:p text:style-name="P50">1-cuisine.bmp</text:p>
            </text:list-item>
          </text:list>
        </text:list-item>
        <text:list-item>
          <text:p text:style-name="P21">Résultat attendus :</text:p>
          <text:list>
            <text:list-item>
              <text:p text:style-name="P45"><text:span text:style-name="T11">S</text:span>uppression <text:span text:style-name="T11">de 1-raw.bmp </text:span><text:span text:style-name="T14">et de </text:span><text:span text:style-name="T13">1-cuisine.bmp</text:span></text:p>
            </text:list-item>
          </text:list>
        </text:list-item>
      </text:list>
      <text:p text:style-name="P2"/>
      <text:p text:style-name="P11"><text:soft-page-break/></text:p>
      <text:list xml:id="list111648433503541" text:continue-list="list111649122210309" text:style-name="L6">
        <text:list-item>
          <text:p text:style-name="P41"><text:span text:style-name="T9">TEST </text:span><text:span text:style-name="T15">6</text:span><text:span text:style-name="T9"> : </text:span><text:span text:style-name="T1">Avoir un fichier qui commence par une unité, un par une dizaine. L’unité étant un chiffre plus grand que la dizaine.</text:span></text:p>
        </text:list-item>
      </text:list>
      <text:list xml:id="list1208471382" text:style-name="L9">
        <text:list-item>
          <text:p text:style-name="P22">Données de tests :</text:p>
          <text:list>
            <text:list-item>
              <text:p text:style-name="P22"><text:span text:style-name="T16">2</text:span>-raw.bmp</text:p>
            </text:list-item>
            <text:list-item>
              <text:p text:style-name="P51"><text:span text:style-name="T16">2</text:span>-<text:span text:style-name="T16">salon</text:span>.bmp</text:p>
            </text:list-item>
            <text:list-item>
              <text:p text:style-name="P53">10-raw.bmp</text:p>
            </text:list-item>
            <text:list-item>
              <text:p text:style-name="P53">10-chambre.bmp</text:p>
            </text:list-item>
          </text:list>
        </text:list-item>
        <text:list-item>
          <text:p text:style-name="P22">Résultat attendus :</text:p>
          <text:list>
            <text:list-item>
              <text:p text:style-name="P46"><text:span text:style-name="T11">S</text:span>uppression <text:span text:style-name="T11">de </text:span><text:span text:style-name="T17">2</text:span><text:span text:style-name="T11">-raw.bmp </text:span><text:span text:style-name="T14">et de </text:span><text:span text:style-name="T17">2</text:span><text:span text:style-name="T13">-</text:span><text:span text:style-name="T17">salon</text:span><text:span text:style-name="T13">.bmp</text:span></text:p>
            </text:list-item>
          </text:list>
        </text:list-item>
      </text:list>
      <text:p text:style-name="P1"/>
      <text:p text:style-name="P55"/>
      <text:list xml:id="list111649239696509" text:continue-list="list4183390085" text:style-name="L4">
        <text:list-item>
          <text:p text:style-name="P35"><text:span text:style-name="T9">TEST </text:span><text:span text:style-name="T24">7</text:span><text:span text:style-name="T9"> : </text:span><text:span text:style-name="T7">Avoir des cartos et des fichiers qui commencent par un nombre</text:span></text:p>
        </text:list-item>
      </text:list>
      <text:list xml:id="list2458409148" text:style-name="L10">
        <text:list-item>
          <text:p text:style-name="P23">Données de tests :</text:p>
        </text:list-item>
      </text:list>
      <text:list xml:id="list472556862" text:style-name="L11">
        <text:list-item>
          <text:list>
            <text:list-item>
              <text:p text:style-name="P24"><text:span text:style-name="T25">9</text:span>-raw.bmp</text:p>
            </text:list-item>
            <text:list-item>
              <text:p text:style-name="P24"><text:span text:style-name="T25">9</text:span>-cuisine.bmp</text:p>
            </text:list-item>
            <text:list-item>
              <text:p text:style-name="P37"><text:span text:style-name="T25">3</text:span>fichier-autre.txt</text:p>
            </text:list-item>
            <text:list-item>
              <text:p text:style-name="P37"><text:span text:style-name="T25">4</text:span>autre-fichier.txt</text:p>
            </text:list-item>
          </text:list>
        </text:list-item>
        <text:list-item>
          <text:p text:style-name="P24">Résultat attendus :</text:p>
          <text:list>
            <text:list-item>
              <text:p text:style-name="P24">Suppression de <text:span text:style-name="T26">9</text:span>-raw.bmp et de <text:span text:style-name="T26">9</text:span>-cuisine.bmp</text:p>
            </text:list-item>
          </text:list>
        </text:list-item>
        <text:list-item>
          <text:p text:style-name="P56">Résultat connu : FAIL</text:p>
          <text:list>
            <text:list-item>
              <text:p text:style-name="P56">Suppression de <text:span text:style-name="T25">3</text:span><text:span text:style-name="T27">fichier-autre.txt </text:span>et <text:span text:style-name="T25">4</text:span><text:span text:style-name="T27">autre-fichier.txt </text:span>car l’algorithme regarde si le premier <text:span text:style-name="T28">caractère du fichier est un nombre. </text:span><text:span text:style-name="T29">L’algorithme doit être amélioré pour réussir ce test</text:span></text:p>
            </text:list-item>
          </text:list>
        </text:list-item>
      </text:list>
      <text:p text:style-name="P1"/>
      <text:p text:style-name="P59"><text:span text:style-name="T18">Folder_</text:span><text:span text:style-name="T19">getNumberOfCartosSaved</text:span><text:span text:style-name="T18">() :</text:span> <text:span text:style-name="T30">int</text:span></text:p>
      <text:p text:style-name="P60"><text:span text:style-name="T30">Retourne le nombre de cartos présentes</text:span><text:span text:style-name="T6">. </text:span><text:span text:style-name="T20">Dans tous les cas testés, le programme ne doit pas s’arrêter brutalement </text:span><text:span text:style-name="T21">mais au</text:span><text:span text:style-name="T22">x</text:span><text:span text:style-name="T21"> moment</text:span><text:span text:style-name="T23">s</text:span><text:span text:style-name="T21"> prévus.</text:span></text:p>
      <text:p text:style-name="P60"/>
      <text:list xml:id="list111650130600955" text:continue-list="list1867041737" text:style-name="L1">
        <text:list-item>
          <text:p text:style-name="P13"><text:span text:style-name="T8">TEST 1 : </text:span><text:span text:style-name="T7">Scénario idéal : Avoir plusieurs cartos dans le format standard :</text:span></text:p>
        </text:list-item>
      </text:list>
      <text:list xml:id="list3868806701" text:style-name="L12">
        <text:list-item>
          <text:p text:style-name="P25">Données de tests :</text:p>
        </text:list-item>
      </text:list>
      <text:list xml:id="list3361436496" text:style-name="L13">
        <text:list-item>
          <text:list>
            <text:list-item>
              <text:p text:style-name="P26">1-raw.bmp</text:p>
            </text:list-item>
            <text:list-item>
              <text:p text:style-name="P26">1-cuisine.bmp</text:p>
            </text:list-item>
          </text:list>
        </text:list-item>
        <text:list-item>
          <text:p text:style-name="P26">Résultat attendus :</text:p>
          <text:list>
            <text:list-item>
              <text:p text:style-name="P65">Retourne 2</text:p>
            </text:list-item>
          </text:list>
        </text:list-item>
      </text:list>
      <text:p text:style-name="P64"/>
      <text:list xml:id="list1352302620" text:style-name="L16">
        <text:list-item>
          <text:p text:style-name="P47">TEST <text:span text:style-name="T31">2</text:span> : Ne pas avoir de cartos</text:p>
        </text:list-item>
      </text:list>
      <text:list xml:id="list1971398082" text:style-name="L15">
        <text:list-item>
          <text:p text:style-name="P27">Données de tests :</text:p>
          <text:list>
            <text:list-item>
              <text:p text:style-name="P49">Dossier vide</text:p>
            </text:list-item>
          </text:list>
        </text:list-item>
        <text:list-item>
          <text:p text:style-name="P27">Résultat attendus :</text:p>
          <text:list>
            <text:list-item>
              <text:p text:style-name="P66">Retourne 0</text:p>
            </text:list-item>
          </text:list>
        </text:list-item>
      </text:list>
      <text:p text:style-name="P64"/>
      <text:list xml:id="list111649455221352" text:continue-list="list1352302620" text:style-name="L16">
        <text:list-item>
          <text:p text:style-name="P63"><text:span text:style-name="T9">TEST </text:span><text:span text:style-name="T32">3</text:span><text:span text:style-name="T9"> : </text:span><text:span text:style-name="T33">Ne pas avoir de carto sauvegardée mais deux fichiers autres.</text:span></text:p>
        </text:list-item>
      </text:list>
      <text:list xml:id="list780524662" text:style-name="L17">
        <text:list-item>
          <text:p text:style-name="P28">Données de tests :</text:p>
          <text:list>
            <text:list-item>
              <text:p text:style-name="P28">other_file.txt</text:p>
            </text:list-item>
            <text:list-item>
              <text:p text:style-name="P67">file_other.txt</text:p>
            </text:list-item>
          </text:list>
        </text:list-item>
        <text:list-item>
          <text:p text:style-name="P28">Résultat attendus :</text:p>
          <text:list>
            <text:list-item>
              <text:p text:style-name="P68">Retourne 0</text:p>
            </text:list-item>
          </text:list>
        </text:list-item>
      </text:list>
      <text:p text:style-name="P61"/>
      <text:list xml:id="list111649836457017" text:continue-list="list111649455221352" text:style-name="L16">
        <text:list-item>
          <text:p text:style-name="P63"><text:span text:style-name="T9">TEST </text:span><text:span text:style-name="T34">4</text:span><text:span text:style-name="T9"> : Avoir </text:span><text:span text:style-name="T34">1 </text:span><text:span text:style-name="T9">carto </text:span><text:span text:style-name="T34">et 1 fichier autre qui ne commence pas par un nombre</text:span></text:p>
        </text:list-item>
      </text:list>
      <text:list xml:id="list2078278731" text:style-name="L18">
        <text:list-item>
          <text:p text:style-name="P29">Données de tests :</text:p>
          <text:list>
            <text:list-item>
              <text:p text:style-name="P29">1-raw.bmp</text:p>
            </text:list-item>
            <text:list-item>
              <text:p text:style-name="P30"><text:soft-page-break/>other_file.txt</text:p>
            </text:list-item>
          </text:list>
        </text:list-item>
        <text:list-item>
          <text:p text:style-name="P29">Résultat attendus :</text:p>
          <text:list>
            <text:list-item>
              <text:p text:style-name="P69">Retourne 1</text:p>
            </text:list-item>
          </text:list>
        </text:list-item>
      </text:list>
      <text:p text:style-name="P64"/>
      <text:list xml:id="list337048873" text:style-name="L14">
        <text:list-item>
          <text:p text:style-name="P62"><text:span text:style-name="T9">TEST </text:span><text:span text:style-name="T35">5</text:span><text:span text:style-name="T9"> : </text:span><text:span text:style-name="T35">1</text:span><text:span text:style-name="T7"> carto et </text:span><text:span text:style-name="T35">1</text:span><text:span text:style-name="T7"> fichier </text:span><text:span text:style-name="T35">autre</text:span><text:span text:style-name="T7"> qui commencent par un nombre</text:span></text:p>
        </text:list-item>
      </text:list>
      <text:list xml:id="list4098103764" text:style-name="L20">
        <text:list-item>
          <text:p text:style-name="P32">Données de tests :</text:p>
        </text:list-item>
      </text:list>
      <text:list xml:id="list441178589" text:style-name="L21">
        <text:list-item>
          <text:list>
            <text:list-item>
              <text:p text:style-name="P33"><text:span text:style-name="T36">1</text:span>-<text:span text:style-name="T36">raw</text:span>.bmp</text:p>
            </text:list-item>
            <text:list-item>
              <text:p text:style-name="P38"><text:span text:style-name="T25">4</text:span><text:span text:style-name="T37">9</text:span>autre-fichier.txt</text:p>
            </text:list-item>
          </text:list>
        </text:list-item>
        <text:list-item>
          <text:p text:style-name="P33">Résultat attendus :</text:p>
          <text:list>
            <text:list-item>
              <text:p text:style-name="P70">Retourne 1</text:p>
            </text:list-item>
          </text:list>
        </text:list-item>
        <text:list-item>
          <text:p text:style-name="P57">Résultat connu : FAIL</text:p>
          <text:list>
            <text:list-item>
              <text:p text:style-name="P57"><text:span text:style-name="T38">Retourne 2</text:span><text:span text:style-name="T27"> </text:span>car l’algorithme regarde si le premier <text:span text:style-name="T28">caractère du fichier est un nombre. </text:span><text:span text:style-name="T29">L’algorithme doit être amélioré pour réussir ce test</text:span></text:p>
            </text:list-item>
          </text:list>
        </text:list-item>
      </text:list>
      <text:p text:style-name="P1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22:43:37.938562907</meta:creation-date>
    <dc:date>2022-06-13T11:16:04.649810708</dc:date>
    <meta:editing-duration>PT6H47M10S</meta:editing-duration>
    <meta:editing-cycles>65</meta:editing-cycles>
    <meta:generator>LibreOffice/7.2.7.2$Linux_X86_64 LibreOffice_project/20$Build-2</meta:generator>
    <meta:document-statistic meta:table-count="0" meta:image-count="0" meta:object-count="0" meta:page-count="3" meta:paragraph-count="90" meta:word-count="553" meta:character-count="2935" meta:non-whitespace-character-count="2554"/>
  </office:meta>
</office:document-meta>
</file>